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6 Planet-system with 60° separation ang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X+Z+ → upper-righ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ter X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Center Z (Y)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-Offset</text:p>
          </table:table-cell>
          <table:table-cell table:formula="of:=SIN(RADIANS(30))*[.B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X-Offset</text:p>
          </table:table-cell>
          <table:table-cell table:formula="of:=COS(RADIANS(30))*[.B6]" office:value-type="float" office:value="519.615242270663" calcext:value-type="float">
            <text:p>519.61524227066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Z (Y)</text:p>
          </table:table-cell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formula="of:=[.B4]" office:value-type="float" office:value="10000" calcext:value-type="float">
            <text:p>10000</text:p>
          </table:table-cell>
          <table:table-cell table:formula="of:=[.B5]+[.B6]" office:value-type="float" office:value="15600" calcext:value-type="float">
            <text:p>15600</text:p>
          </table:table-cell>
        </table:table-row>
        <table:table-row table:style-name="ro1">
          <table:table-cell table:style-name="ce3" office:value-type="string" calcext:value-type="string">
            <text:p>Top-right</text:p>
          </table:table-cell>
          <table:table-cell table:formula="of:=[.B4]+[.B9]" office:value-type="float" office:value="10519.6152422707" calcext:value-type="float">
            <text:p>10519.6152422707</text:p>
          </table:table-cell>
          <table:table-cell table:formula="of:=[.B5]+[.B8]" office:value-type="float" office:value="15300" calcext:value-type="float">
            <text:p>15300</text:p>
          </table:table-cell>
        </table:table-row>
        <table:table-row table:style-name="ro1">
          <table:table-cell table:style-name="ce3" office:value-type="string" calcext:value-type="string">
            <text:p>Bottom-right</text:p>
          </table:table-cell>
          <table:table-cell table:formula="of:=[.B4]+[.B9]" office:value-type="float" office:value="10519.6152422707" calcext:value-type="float">
            <text:p>10519.6152422707</text:p>
          </table:table-cell>
          <table:table-cell table:formula="of:=[.B5]-[.B8]" office:value-type="float" office:value="14700" calcext:value-type="float">
            <text:p>14700</text:p>
          </table:table-cell>
        </table:table-row>
        <table:table-row table:style-name="ro1">
          <table:table-cell table:style-name="ce3" office:value-type="string" calcext:value-type="string">
            <text:p>Bottom</text:p>
          </table:table-cell>
          <table:table-cell table:formula="of:=[.B4]" office:value-type="float" office:value="10000" calcext:value-type="float">
            <text:p>10000</text:p>
          </table:table-cell>
          <table:table-cell table:formula="of:=[.B5]-[.B6]" office:value-type="float" office:value="14400" calcext:value-type="float">
            <text:p>14400</text:p>
          </table:table-cell>
        </table:table-row>
        <table:table-row table:style-name="ro1">
          <table:table-cell table:style-name="ce3" office:value-type="string" calcext:value-type="string">
            <text:p>Bottom-left</text:p>
          </table:table-cell>
          <table:table-cell table:formula="of:=[.B4]-[.B9]" office:value-type="float" office:value="9480.38475772934" calcext:value-type="float">
            <text:p>9480.38475772934</text:p>
          </table:table-cell>
          <table:table-cell table:formula="of:=[.B5]-[.B8]" office:value-type="float" office:value="14700" calcext:value-type="float">
            <text:p>14700</text:p>
          </table:table-cell>
        </table:table-row>
        <table:table-row table:style-name="ro1">
          <table:table-cell table:style-name="ce3" office:value-type="string" calcext:value-type="string">
            <text:p>Top-left</text:p>
          </table:table-cell>
          <table:table-cell table:formula="of:=[.B4]-[.B9]" office:value-type="float" office:value="9480.38475772934" calcext:value-type="float">
            <text:p>9480.38475772934</text:p>
          </table:table-cell>
          <table:table-cell table:formula="of:=[.B5]+[.B8]" office:value-type="float" office:value="15300" calcext:value-type="float">
            <text:p>15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 style:data-style-name="N2" text:time-value="17:49:56.182068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3:19:35.654096511</meta:creation-date>
    <dc:date>2019-06-19T17:50:22.982364261</dc:date>
    <meta:editing-duration>PT15M22S</meta:editing-duration>
    <meta:editing-cycles>11</meta:editing-cycles>
    <meta:generator>LibreOffice/6.1.5.2$Linux_X86_64 LibreOffice_project/10$Build-2</meta:generator>
    <meta:document-statistic meta:table-count="1" meta:cell-count="32" meta:object-count="0"/>
  </office:meta>
</office:document-meta>
</file>